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I" table:style-name="ta1">
        <table:shapes>
          <draw:frame draw:z-index="0" draw:style-name="gr1" draw:text-style-name="P1" svg:width="14.6394in" svg:height="7.163in" svg:x="3.1291in" svg:y="0.272in">
            <draw:object draw:notify-on-update-of-ranges="II.A1:II.A1 II.A2:II.A12 II.B1:II.B1 II.B2:II.B12 II.A1:II.A1 II.A2:II.A12 II.C1:II.C1 II.C2:II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<text:s/>Selection_sort</text:p>
          </table:table-cell>
          <table:table-cell office:value-type="string" calcext:value-type="string">
            <text:p><text:s/>Quick_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0956" calcext:value-type="float">
            <text:p>0.0009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6207" calcext:value-type="float">
            <text:p>0.016207</text:p>
          </table:table-cell>
          <table:table-cell office:value-type="float" office:value="0.013293" calcext:value-type="float">
            <text:p>0.0132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48508" calcext:value-type="float">
            <text:p>0.048508</text:p>
          </table:table-cell>
          <table:table-cell office:value-type="float" office:value="0.040095" calcext:value-type="float">
            <text:p>0.0400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1843" calcext:value-type="float">
            <text:p>0.101843</text:p>
          </table:table-cell>
          <table:table-cell office:value-type="float" office:value="0.084715" calcext:value-type="float">
            <text:p>0.08471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169738" calcext:value-type="float">
            <text:p>0.169738</text:p>
          </table:table-cell>
          <table:table-cell office:value-type="float" office:value="0.139236" calcext:value-type="float">
            <text:p>0.13923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260049" calcext:value-type="float">
            <text:p>0.260049</text:p>
          </table:table-cell>
          <table:table-cell office:value-type="float" office:value="0.212714" calcext:value-type="float">
            <text:p>0.21271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366001" calcext:value-type="float">
            <text:p>0.366001</text:p>
          </table:table-cell>
          <table:table-cell office:value-type="float" office:value="0.300588" calcext:value-type="float">
            <text:p>0.30058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495405" calcext:value-type="float">
            <text:p>0.495405</text:p>
          </table:table-cell>
          <table:table-cell office:value-type="float" office:value="0.407524" calcext:value-type="float">
            <text:p>0.40752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628874" calcext:value-type="float">
            <text:p>0.628874</text:p>
          </table:table-cell>
          <table:table-cell office:value-type="float" office:value="0.512564" calcext:value-type="float">
            <text:p>0.51256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790269" calcext:value-type="float">
            <text:p>0.790269</text:p>
          </table:table-cell>
          <table:table-cell office:value-type="float" office:value="0.647672" calcext:value-type="float">
            <text:p>0.64767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994957" calcext:value-type="float">
            <text:p>0.994957</text:p>
          </table:table-cell>
          <table:table-cell office:value-type="float" office:value="0.794096" calcext:value-type="float">
            <text:p>0.794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19:15:48.674274740</dc:date>
    <meta:editing-duration>PT1M3S</meta:editing-duration>
    <meta:editing-cycles>1</meta:editing-cycles>
    <meta:document-statistic meta:table-count="1" meta:cell-count="36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85cm" svg:height="18.195cm" xlink:href=".." xlink:type="simple" chart:class="chart:scatter" chart:style-name="ch1">
        <chart:legend chart:legend-position="end" svg:x="33.539cm" svg:y="8.549cm" style:legend-expansion="high" chart:style-name="ch2"/>
        <chart:plot-area chart:style-name="ch3" table:cell-range-address="II.A1:II.C12" chart:data-source-has-labels="row" svg:x="2.469cm" svg:y="0.951cm" svg:width="25.637cm" svg:height="16.595cm">
          <chartooo:coordinate-region svg:x="3.196cm" svg:y="1.151cm" svg:width="24.446cm" svg:height="15.7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I.B2:II.B12" chart:label-cell-address="II.B1:II.B1" chart:class="chart:scatter">
            <chart:domain table:cell-range-address="II.A2:II.A12"/>
            <chart:data-point chart:repeated="11"/>
          </chart:series>
          <chart:series chart:style-name="ch7" chart:values-cell-range-address="II.C2:II.C12" chart:label-cell-address="II.C1:II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election_sort</text:p>
                <draw:g>
                  <svg:desc>II.B1:II.B1</svg:desc>
                </draw:g>
              </table:table-cell>
              <table:table-cell office:value-type="string">
                <text:p> Quick_sort</text:p>
                <draw:g>
                  <svg:desc>II.C1:I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II.A2:II.A12</svg:desc>
                </draw:g>
              </table:table-cell>
              <table:table-cell office:value-type="float" office:value="0.001094">
                <text:p>0.001094</text:p>
                <draw:g>
                  <svg:desc>II.B2:II.B12</svg:desc>
                </draw:g>
              </table:table-cell>
              <table:table-cell office:value-type="float" office:value="0.000956">
                <text:p>0.000956</text:p>
                <draw:g>
                  <svg:desc>II.C2:II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016207">
                <text:p>0.016207</text:p>
              </table:table-cell>
              <table:table-cell office:value-type="float" office:value="0.013293">
                <text:p>0.013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0.048508">
                <text:p>0.048508</text:p>
              </table:table-cell>
              <table:table-cell office:value-type="float" office:value="0.040095">
                <text:p>0.040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01843">
                <text:p>0.101843</text:p>
              </table:table-cell>
              <table:table-cell office:value-type="float" office:value="0.084715">
                <text:p>0.084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">
                <text:p>13000</text:p>
              </table:table-cell>
              <table:table-cell office:value-type="float" office:value="0.169738">
                <text:p>0.169738</text:p>
              </table:table-cell>
              <table:table-cell office:value-type="float" office:value="0.139236">
                <text:p>0.139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">
                <text:p>16000</text:p>
              </table:table-cell>
              <table:table-cell office:value-type="float" office:value="0.260049">
                <text:p>0.260049</text:p>
              </table:table-cell>
              <table:table-cell office:value-type="float" office:value="0.212714">
                <text:p>0.212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0">
                <text:p>19000</text:p>
              </table:table-cell>
              <table:table-cell office:value-type="float" office:value="0.366001">
                <text:p>0.366001</text:p>
              </table:table-cell>
              <table:table-cell office:value-type="float" office:value="0.300588">
                <text:p>0.300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0">
                <text:p>22000</text:p>
              </table:table-cell>
              <table:table-cell office:value-type="float" office:value="0.495405">
                <text:p>0.495405</text:p>
              </table:table-cell>
              <table:table-cell office:value-type="float" office:value="0.407524">
                <text:p>0.40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0.628874">
                <text:p>0.628874</text:p>
              </table:table-cell>
              <table:table-cell office:value-type="float" office:value="0.512564">
                <text:p>0.51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00">
                <text:p>28000</text:p>
              </table:table-cell>
              <table:table-cell office:value-type="float" office:value="0.790269">
                <text:p>0.790269</text:p>
              </table:table-cell>
              <table:table-cell office:value-type="float" office:value="0.647672">
                <text:p>0.647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0.994957">
                <text:p>0.994957</text:p>
              </table:table-cell>
              <table:table-cell office:value-type="float" office:value="0.794096">
                <text:p>0.794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